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956cm" table:align="right"/>
    </style:style>
    <style:style style:name="Table1.A" style:family="table-column">
      <style:table-column-properties style:column-width="2.79cm"/>
    </style:style>
    <style:style style:name="Table1.B" style:family="table-column">
      <style:table-column-properties style:column-width="2.838cm"/>
    </style:style>
    <style:style style:name="Table1.C" style:family="table-column">
      <style:table-column-properties style:column-width="2.813cm"/>
    </style:style>
    <style:style style:name="Table1.E" style:family="table-column">
      <style:table-column-properties style:column-width="2.84cm"/>
    </style:style>
    <style:style style:name="Table1.F" style:family="table-column">
      <style:table-column-properties style:column-width="2.83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ize="22pt" style:text-underline-style="none" fo:font-weight="normal" officeooo:rsid="00220887" officeooo:paragraph-rsid="00220887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paragraph-rsid="00210283" style:font-weight-asian="bold" style:font-weight-complex="bold"/>
    </style:style>
    <style:style style:name="P5" style:family="paragraph" style:parent-style-name="Standard">
      <style:text-properties fo:font-size="14pt" style:text-underline-style="none" fo:font-weight="normal" style:font-weight-asian="normal" style:font-weight-complex="normal"/>
    </style:style>
    <style:style style:name="P6" style:family="paragraph" style:parent-style-name="Standard">
      <style:text-properties fo:font-size="14pt" style:text-underline-style="none" fo:font-weight="normal" officeooo:rsid="00220887" officeooo:paragraph-rsid="00220887" style:font-weight-asian="normal" style:font-weight-complex="normal"/>
    </style:style>
    <style:style style:name="P7" style:family="paragraph" style:parent-style-name="Standard">
      <style:text-properties fo:font-size="14pt" style:text-underline-style="none" fo:font-weight="normal" officeooo:rsid="0023dc33" officeooo:paragraph-rsid="0023dc33" style:font-weight-asian="normal" style:font-weight-complex="normal"/>
    </style:style>
    <style:style style:name="P8" style:family="paragraph" style:parent-style-name="Standard">
      <style:text-properties fo:font-size="14pt" style:text-underline-style="none" fo:font-weight="normal" officeooo:rsid="0023dc33" officeooo:paragraph-rsid="00240f73" style:font-weight-asian="normal" style:font-weight-complex="normal"/>
    </style:style>
    <style:style style:name="P9" style:family="paragraph" style:parent-style-name="Standard">
      <style:text-properties fo:font-size="14pt" style:text-underline-style="none" fo:font-weight="normal" officeooo:rsid="00240f73" officeooo:paragraph-rsid="00240f73" style:font-weight-asian="normal" style:font-weight-complex="normal"/>
    </style:style>
    <style:style style:name="P10" style:family="paragraph" style:parent-style-name="Standard">
      <style:text-properties fo:font-size="14pt" style:text-underline-style="none" fo:font-weight="normal" officeooo:rsid="00240f73" officeooo:paragraph-rsid="00241fc5" style:font-weight-asian="normal" style:font-weight-complex="normal"/>
    </style:style>
    <style:style style:name="P11" style:family="paragraph" style:parent-style-name="Standard">
      <style:text-properties fo:font-size="14pt" style:text-underline-style="none" fo:font-weight="normal" officeooo:rsid="00241fc5" officeooo:paragraph-rsid="00241fc5" style:font-weight-asian="normal" style:font-weight-complex="normal"/>
    </style:style>
    <style:style style:name="P12" style:family="paragraph" style:parent-style-name="Standard">
      <style:text-properties fo:font-size="14pt" style:text-underline-style="none" fo:font-weight="normal" officeooo:rsid="0025c5bd" officeooo:paragraph-rsid="0025c5bd" style:font-weight-asian="normal" style:font-weight-complex="normal"/>
    </style:style>
    <style:style style:name="P13" style:family="paragraph" style:parent-style-name="Standard">
      <style:paragraph-properties fo:break-before="page"/>
      <style:text-properties fo:font-size="22pt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break-before="page"/>
      <style:text-properties fo:font-size="14pt"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break-before="page"/>
      <style:text-properties fo:font-size="14pt" style:text-underline-style="none" fo:font-weight="normal" officeooo:rsid="00220887" officeooo:paragraph-rsid="00220887" style:font-weight-asian="normal" style:font-weight-complex="normal"/>
    </style:style>
    <style:style style:name="P16" style:family="paragraph" style:parent-style-name="Standard">
      <style:paragraph-properties fo:break-before="page"/>
      <style:text-properties fo:font-size="14pt" style:text-underline-style="none" fo:font-weight="normal" officeooo:rsid="0023dc33" officeooo:paragraph-rsid="0023dc33" style:font-weight-asian="normal" style:font-weight-complex="normal"/>
    </style:style>
    <style:style style:name="P17" style:family="paragraph" style:parent-style-name="Standard">
      <style:paragraph-properties fo:break-before="page"/>
      <style:text-properties fo:font-size="14pt" style:text-underline-style="none" fo:font-weight="normal" officeooo:rsid="00241fc5" officeooo:paragraph-rsid="00241fc5" style:font-weight-asian="normal" style:font-weight-complex="normal"/>
    </style:style>
    <style:style style:name="P18" style:family="paragraph" style:parent-style-name="Text_20_body">
      <style:text-properties style:text-underline-style="solid" style:text-underline-width="auto" style:text-underline-color="font-color"/>
    </style:style>
    <style:style style:name="P19" style:family="paragraph" style:parent-style-name="Text_20_body">
      <style:text-properties fo:font-size="14pt" style:text-underline-style="none" fo:font-weight="normal" style:font-weight-asian="normal" style:font-weight-complex="normal"/>
    </style:style>
    <style:style style:name="P20" style:family="paragraph" style:parent-style-name="Text_20_body">
      <style:text-properties officeooo:paragraph-rsid="00210283"/>
    </style:style>
    <style:style style:name="P21" style:family="paragraph" style:parent-style-name="Heading_20_1">
      <style:text-properties fo:font-size="30pt" style:text-underline-style="solid" style:text-underline-width="auto" style:text-underline-color="font-color" style:font-size-asian="24pt" style:font-size-complex="24pt"/>
    </style:style>
    <style:style style:name="P22" style:family="paragraph" style:parent-style-name="Table_20_Contents">
      <style:text-properties fo:font-size="14pt" officeooo:rsid="0023dc33" officeooo:paragraph-rsid="0023dc33"/>
    </style:style>
    <style:style style:name="P23" style:family="paragraph" style:parent-style-name="Table_20_Contents">
      <style:text-properties fo:font-size="16pt"/>
    </style:style>
    <style:style style:name="P24" style:family="paragraph" style:parent-style-name="Table_20_Contents">
      <style:text-properties fo:font-size="16pt" officeooo:rsid="0023dc33" officeooo:paragraph-rsid="0023dc33"/>
    </style:style>
    <style:style style:name="P25" style:family="paragraph" style:parent-style-name="Standard" style:list-style-name="L4">
      <style:text-properties fo:font-size="14pt" style:text-underline-style="none" fo:font-weight="normal" officeooo:rsid="00220887" officeooo:paragraph-rsid="00220887" style:font-weight-asian="normal" style:font-weight-complex="normal"/>
    </style:style>
    <style:style style:name="P26" style:family="paragraph" style:parent-style-name="Standard" style:list-style-name="L5">
      <style:text-properties fo:font-size="14pt" style:text-underline-style="none" fo:font-weight="normal" officeooo:rsid="00220887" officeooo:paragraph-rsid="00220887" style:font-weight-asian="normal" style:font-weight-complex="normal"/>
    </style:style>
    <style:style style:name="P27" style:family="paragraph" style:parent-style-name="Standard" style:list-style-name="L6">
      <style:text-properties fo:font-size="14pt" style:text-underline-style="none" fo:font-weight="normal" officeooo:rsid="00220887" officeooo:paragraph-rsid="00220887" style:font-weight-asian="normal" style:font-weight-complex="normal"/>
    </style:style>
    <style:style style:name="P28" style:family="paragraph" style:parent-style-name="Standard" style:list-style-name="L6">
      <style:text-properties fo:font-size="14pt" style:text-underline-style="none" fo:font-weight="normal" officeooo:rsid="00220887" officeooo:paragraph-rsid="0023dc33" style:font-weight-asian="normal" style:font-weight-complex="normal"/>
    </style:style>
    <style:style style:name="P29" style:family="paragraph" style:parent-style-name="Standard" style:list-style-name="L7">
      <style:text-properties fo:font-size="14pt" style:text-underline-style="none" fo:font-weight="normal" officeooo:rsid="0023dc33" officeooo:paragraph-rsid="0023dc33" style:font-weight-asian="normal" style:font-weight-complex="normal"/>
    </style:style>
    <style:style style:name="P30" style:family="paragraph" style:parent-style-name="Standard" style:list-style-name="L8">
      <style:text-properties fo:font-size="14pt" style:text-underline-style="none" fo:font-weight="normal" officeooo:rsid="0023dc33" officeooo:paragraph-rsid="00240f73" style:font-weight-asian="normal" style:font-weight-complex="normal"/>
    </style:style>
    <style:style style:name="P31" style:family="paragraph" style:parent-style-name="Standard" style:list-style-name="L8">
      <style:text-properties fo:font-size="14pt" style:text-underline-style="none" fo:font-weight="normal" officeooo:rsid="00240f73" officeooo:paragraph-rsid="00240f73" style:font-weight-asian="normal" style:font-weight-complex="normal"/>
    </style:style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 style:list-style-name="L1">
      <style:paragraph-properties fo:margin-top="0cm" fo:margin-bottom="0cm" loext:contextual-spacing="false"/>
    </style:style>
    <style:style style:name="P35" style:family="paragraph" style:parent-style-name="Text_20_body" style:list-style-name="L2">
      <style:paragraph-properties fo:margin-top="0cm" fo:margin-bottom="0cm" loext:contextual-spacing="false"/>
    </style:style>
    <style:style style:name="P36" style:family="paragraph" style:parent-style-name="Text_20_body" style:list-style-name="L3">
      <style:paragraph-properties fo:margin-top="0cm" fo:margin-bottom="0cm" loext:contextual-spacing="false"/>
    </style:style>
    <style:style style:name="P37" style:family="paragraph">
      <style:paragraph-properties fo:text-align="center"/>
    </style:style>
    <style:style style:name="P38" style:family="paragraph">
      <loext:graphic-properties draw:fill="none"/>
    </style:style>
    <style:style style:name="T1" style:family="text">
      <style:text-properties officeooo:rsid="00209c0f"/>
    </style:style>
    <style:style style:name="T2" style:family="text">
      <style:text-properties officeooo:rsid="00210283"/>
    </style:style>
    <style:style style:name="T3" style:family="text">
      <style:text-properties officeooo:rsid="0023dc33"/>
    </style:style>
    <style:style style:name="T4" style:family="text">
      <style:text-properties officeooo:rsid="00240f73"/>
    </style:style>
    <style:style style:name="T5" style:family="text">
      <style:text-properties officeooo:rsid="00241fc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officeooo:rsid="0027124b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2.018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.769cm" fo:min-width="2.4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Iptables</text:h>
      <text:p text:style-name="P3"/>
      <text:p text:style-name="P18"><text:a xlink:type="simple" xlink:href="https://www.tecmint.com/manage-and-limit-downloadupload-bandwidth-with-trickle-in-linux/" office:target-frame-name="_blank" xlink:show="new" text:style-name="Internet_20_link" text:visited-style-name="Visited_20_Internet_20_Link"><text:span text:style-name="T6">Managing network traffic</text:span></text:a><text:span text:style-name="T7"> is one of the toughest jobs a system administrators has to deal with. He must </text:span><text:a xlink:type="simple" xlink:href="https://www.tecmint.com/configure-iptables-firewall/" office:target-frame-name="_blank" xlink:show="new" text:style-name="Internet_20_link" text:visited-style-name="Visited_20_Internet_20_Link"><text:span text:style-name="T6">configure the firewall</text:span></text:a><text:span text:style-name="T7"> in such a way that it will meet the system and users requirements for both incoming and outgoing connections, without leaving the system vulnerable to attacks.</text:span></text:p>
      <text:p text:style-name="P18"><text:span text:style-name="T7">This is where </text:span><text:span text:style-name="Source_20_Text"><text:span text:style-name="T7">iptables</text:span></text:span><text:span text:style-name="T7"> come in handy. </text:span><text:span text:style-name="Strong_20_Emphasis"><text:span text:style-name="T7">Iptables</text:span></text:span><text:span text:style-name="T7"> is a Linux command line firewall that allows system administrators to manage incoming and outgoing traffic via a set of configurable table rules.</text:span></text:p>
      <text:p text:style-name="Text_20_body"><text:span text:style-name="Strong_20_Emphasis"><text:span text:style-name="T7"/></text:span></text:p>
      <text:p text:style-name="P4"><text:span text:style-name="Strong_20_Emphasis">-</text:span><text:span text:style-name="Strong_20_Emphasis"><text:span text:style-name="T1">what </text:span></text:span></text:p>
      <text:p text:style-name="P4"><text:span text:style-name="Strong_20_Emphasis"/></text:p>
      <text:p text:style-name="Text_20_body"><text:span text:style-name="Strong_20_Emphasis">Iptables</text:span> uses a set of tables which have chains that contain set of built-in or user defined rules. Thanks to them a system administrator can properly filter the network traffic of his system.</text:p>
      <text:p text:style-name="P18"><text:span text:style-name="T7">Iptable is the built-in linux firewall which includes some conditions, known as </text:span><text:span text:style-name="Strong_20_Emphasis"><text:span text:style-name="T7">rules</text:span></text:span><text:span text:style-name="T7">, according to which the traffic is allowed on the machine. It monitors the incoming and outgoing traffic and filter it according to the specified rules. </text:span></text:p>
      <text:p text:style-name="Text_20_body">The incoming and outgoing data is transferred in the form of packets. Linux provide an interface to filter these packets. Here, Iptables comes into picture, which is a command line tool to set-up and configure the firewall. <text:span text:style-name="Strong_20_Emphasis">Iptables</text:span> contain <text:span text:style-name="Strong_20_Emphasis">tables</text:span> to filter packets. These tables contain multiple <text:span text:style-name="Strong_20_Emphasis">chains</text:span> which are nothing, but the set of <text:span text:style-name="Strong_20_Emphasis">rules</text:span>. </text:p>
      <text:p text:style-name="P3"/>
      <text:p text:style-name="P20"><text:span text:style-name="T8">As </text:span>Per iptables manual, there are currently 3 types of tables:</text:p>
      <text:list xml:id="list30715460" text:style-name="L1">
        <text:list-item>
          <text:list>
            <text:list-item>
              <text:list>
                <text:list-item>
                  <text:p text:style-name="P34"><text:span text:style-name="Strong_20_Emphasis"><text:span text:style-name="Source_20_Text"><text:span text:style-name="T2">F</text:span></text:span></text:span><text:span text:style-name="Strong_20_Emphasis"><text:span text:style-name="Source_20_Text">ILTER</text:span></text:span><text:span text:style-name="Strong_20_Emphasis"> – this is the default table, which contains the built in chains for: </text:span></text:p>
                </text:list-item>
              </text:list>
            </text:list-item>
          </text:list>
        </text:list-item>
      </text:list>
      <text:list xml:id="list2952527969" text:style-name="L2">
        <text:list-item>
          <text:list>
            <text:list-item>
              <text:list>
                <text:list-item>
                  <text:p text:style-name="P35"><text:span text:style-name="Strong_20_Emphasis">INPUT</text:span>  – packages destined for local sockets </text:p>
                </text:list-item>
                <text:list-item>
                  <text:p text:style-name="P35"><text:span text:style-name="Strong_20_Emphasis">FORWARD</text:span> – packets routed through the system </text:p>
                </text:list-item>
                <text:list-item>
                  <text:p text:style-name="P35"><text:span text:style-name="Strong_20_Emphasis">OUTPUT</text:span> – packets generated locally </text:p>
                </text:list-item>
              </text:list>
            </text:list-item>
            <text:list-item>
              <text:p text:style-name="P35"><text:span text:style-name="Source_20_Text">NAT</text:span> – a table that is consulted when a packet tries to create a new connection. It has the following built-in: </text:p>
              <text:list>
                <text:list-item>
                  <text:p text:style-name="P35"><text:span text:style-name="Strong_20_Emphasis">PREROUTING</text:span> – used for altering a packet as soon as it’s received </text:p>
                </text:list-item>
                <text:list-item>
                  <text:p text:style-name="P35"><text:span text:style-name="Strong_20_Emphasis">OUTPUT</text:span> – used for altering locally generated packets </text:p>
                </text:list-item>
                <text:list-item>
                  <text:p text:style-name="P35"><text:span text:style-name="Strong_20_Emphasis">POSTROUTING</text:span> – used for altering packets as they are about to go out </text:p>
                </text:list-item>
              </text:list>
            </text:list-item>
            <text:list-item>
              <text:p text:style-name="P35"><text:span text:style-name="Source_20_Text">MANGLE</text:span> – this table is used for packet altering. Until kernel version <text:span text:style-name="Strong_20_Emphasis">2.4</text:span> this table had only two chains, but they are now 5: </text:p>
              <text:list>
                <text:list-item>
                  <text:p text:style-name="P35"><text:span text:style-name="Strong_20_Emphasis">PREROUTING</text:span> – for altering incoming connections </text:p>
                </text:list-item>
                <text:list-item>
                  <text:p text:style-name="P35"><text:span text:style-name="Strong_20_Emphasis">OUTPUT</text:span> – for altering locally generated  packets </text:p>
                </text:list-item>
                <text:list-item>
                  <text:p text:style-name="P35"><text:span text:style-name="Strong_20_Emphasis">INPUT</text:span> – for incoming packets </text:p>
                </text:list-item>
                <text:list-item>
                  <text:p text:style-name="P35"><text:span text:style-name="Strong_20_Emphasis">POSTROUTING</text:span> – for altering packets as they are about to go out </text:p>
                </text:list-item>
                <text:list-item>
                  <text:p text:style-name="P32"><text:span text:style-name="Strong_20_Emphasis">FORWARD</text:span> – for packets routed through the box </text:p>
                </text:list-item>
              </text:list>
            </text:list-item>
          </text:list>
        </text:list-item>
      </text:list>
      <text:p text:style-name="P13">-<text:span text:style-name="T1">Rules</text:span></text:p>
      <text:p text:style-name="P1"/>
      <text:p text:style-name="P19">The rules defines what to do with the packet if it matches any defined rule. If the rule is matched, it defines a <text:span text:style-name="Strong_20_Emphasis">target</text:span> which can be another chain, or some special values mentioned below:</text:p>
      <text:list xml:id="list1834581997" text:style-name="L3">
        <text:list-item>
          <text:p text:style-name="P36"><text:span text:style-name="Strong_20_Emphasis">ACCEPT:</text:span> It means that the packet is allowed to pass through the firewall.</text:p>
        </text:list-item>
        <text:list-item>
          <text:p text:style-name="P36"><text:span text:style-name="Strong_20_Emphasis">DROP:</text:span> It means that the packet is not allowed to pass through the firewall.</text:p>
        </text:list-item>
        <text:list-item>
          <text:p text:style-name="P33"><text:span text:style-name="Strong_20_Emphasis">RETURN:</text:span> It means to skip the current rule and jump back to the chain from which it was called.</text:p>
        </text:list-item>
      </text:list>
      <text:p text:style-name="Text_20_body">There are 5 built-in tables in iptables namely <text:span text:style-name="Strong_20_Emphasis">filter, nat, mangle, raw, security</text:span>. For this tutorial, we are going to work only with the default table of iptables which is <text:span text:style-name="Strong_20_Emphasis">filter</text:span>. </text:p>
      <text:p text:style-name="P5"/>
      <text:p text:style-name="P14"/>
      <text:p text:style-name="P5"/>
      <text:p text:style-name="P6">Iptable consist of 5 tables out of which 3 are main tables and each table has diff. Roles</text:p>
      <text:list xml:id="list1108586447" text:style-name="L4">
        <text:list-item>
          <text:p text:style-name="P25">Filter table </text:p>
          <text:list>
            <text:list-item>
              <text:list>
                <text:list-item>
                  <text:list>
                    <text:list-item>
                      <text:p text:style-name="P25">default</text:p>
                    </text:list-item>
                    <text:list-item>
                      <text:p text:style-name="P25">main table</text:p>
                    </text:list-item>
                    <text:list-item>
                      <text:p text:style-name="P25">role is of filtering packets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6"/>
      <text:p text:style-name="P6">2.Nat table – Network address translation<text:tab/></text:p>
      <text:list xml:id="list3133711539" text:style-name="L5">
        <text:list-item>
          <text:p text:style-name="P26">provides NAT rules</text:p>
        </text:list-item>
        <text:list-item>
          <text:p text:style-name="P26">whether to modify and how to modify <text:s/>packet source or destination addresses to route the packet in nat setup where direct access is not possible</text:p>
        </text:list-item>
      </text:list>
      <text:p text:style-name="P6"/>
      <text:p text:style-name="P6">3.Mangle</text:p>
      <text:p text:style-name="P6"><text:tab/>1.used to alter ip-headers of the packet</text:p>
      <text:p text:style-name="P6"/>
      <text:p text:style-name="P6">4.Raw</text:p>
      <text:p text:style-name="P6"><text:tab/>1. used for connection tracking</text:p>
      <text:p text:style-name="P6"/>
      <text:p text:style-name="P6">5.Security</text:p>
      <text:p text:style-name="P6"/>
      <text:p text:style-name="P6"/>
      <text:p text:style-name="P15"/>
      <text:p text:style-name="P6">Chains</text:p>
      <text:p text:style-name="P6"><text:tab/>-point in the route of the packet where we can apply rules</text:p>
      <text:p text:style-name="P6"><text:tab/>-<text:span text:style-name="T3">not all chains available for all tables </text:span></text:p>
      <text:p text:style-name="P6"><text:tab/>-there are 5 types</text:p>
      <text:list xml:id="list2873082020" text:style-name="L6">
        <text:list-item>
          <text:p text:style-name="P27">Pre routing</text:p>
          <text:list>
            <text:list-item>
              <text:p text:style-name="P27">applied to any incomming packet very soon after entering network</text:p>
            </text:list-item>
            <text:list-item>
              <text:p text:style-name="P27">processed before any routing decision is made</text:p>
            </text:list-item>
          </text:list>
        </text:list-item>
        <text:list-item>
          <text:p text:style-name="P27">Input</text:p>
          <text:list>
            <text:list-item>
              <text:p text:style-name="P27">applied when a packet enteers a system</text:p>
            </text:list-item>
            <text:list-item>
              <text:p text:style-name="P27">processed after pre-routing</text:p>
            </text:list-item>
          </text:list>
        </text:list-item>
        <text:list-item>
          <text:p text:style-name="P27">Forward</text:p>
          <text:list>
            <text:list-item>
              <text:p text:style-name="P27">applied to a packet that is forwarded through our system</text:p>
            </text:list-item>
          </text:list>
        </text:list-item>
        <text:list-item>
          <text:p text:style-name="P27">Output</text:p>
          <text:list>
            <text:list-item>
              <text:p text:style-name="P27">applied to a packet that is originated from the system or packet going out</text:p>
            </text:list-item>
          </text:list>
        </text:list-item>
        <text:list-item>
          <text:p text:style-name="P27">post routing</text:p>
          <text:list>
            <text:list-item>
              <text:p text:style-name="P27">opposite of pre-routing</text:p>
            </text:list-item>
            <text:list-item>
              <text:p text:style-name="P27"><text:s/>applied to a packet that is outgoing or forwarde<text:span text:style-name="T3">d</text:span></text:p>
            </text:list-item>
            <text:list-item>
              <text:p text:style-name="P28">processed <text:span text:style-name="T3">after </text:span>routing decision is made <text:span text:style-name="T3">and just before packet is transmitted </text:span></text:p>
            </text:list-item>
          </text:list>
        </text:list-item>
      </text:list>
      <text:p text:style-name="P6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>
          <table:table-cell table:style-name="Table1.A1" office:value-type="string">
            <text:p text:style-name="P22">Tables/Chains</text:p>
          </table:table-cell>
          <table:table-cell table:style-name="Table1.A1" office:value-type="string">
            <text:p text:style-name="P24">Pre routing</text:p>
          </table:table-cell>
          <table:table-cell table:style-name="Table1.A1" office:value-type="string">
            <text:p text:style-name="P24">Input</text:p>
          </table:table-cell>
          <table:table-cell table:style-name="Table1.A1" office:value-type="string">
            <text:p text:style-name="P24">Forward</text:p>
          </table:table-cell>
          <table:table-cell table:style-name="Table1.A1" office:value-type="string">
            <text:p text:style-name="P24">Output</text:p>
          </table:table-cell>
          <table:table-cell table:style-name="Table1.F1" office:value-type="string">
            <text:p text:style-name="P24">Post routing</text:p>
          </table:table-cell>
        </table:table-row>
        <table:table-row>
          <table:table-cell table:style-name="Table1.A2" office:value-type="string">
            <text:p text:style-name="P24">(routing decision)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>Y</text:p>
          </table:table-cell>
          <table:table-cell table:style-name="Table1.F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raw</text:p>
          </table:table-cell>
          <table:table-cell table:style-name="Table1.A2" office:value-type="string">
            <text:p text:style-name="P24">Y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>Y</text:p>
          </table:table-cell>
          <table:table-cell table:style-name="Table1.F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(connection tracking enabled)</text:p>
          </table:table-cell>
          <table:table-cell table:style-name="Table1.A2" office:value-type="string">
            <text:p text:style-name="P24">Y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>Y</text:p>
          </table:table-cell>
          <table:table-cell table:style-name="Table1.F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Mangle</text:p>
          </table:table-cell>
          <table:table-cell table:style-name="Table1.A2" office:value-type="string">
            <text:p text:style-name="P24">Y</text:p>
          </table:table-cell>
          <table:table-cell table:style-name="Table1.A2" office:value-type="string">
            <text:p text:style-name="P24">Y</text:p>
          </table:table-cell>
          <table:table-cell table:style-name="Table1.A2" office:value-type="string">
            <text:p text:style-name="P24">Y</text:p>
          </table:table-cell>
          <table:table-cell table:style-name="Table1.A2" office:value-type="string">
            <text:p text:style-name="P24">Y</text:p>
          </table:table-cell>
          <table:table-cell table:style-name="Table1.F2" office:value-type="string">
            <text:p text:style-name="P24">Y</text:p>
          </table:table-cell>
        </table:table-row>
        <table:table-row>
          <table:table-cell table:style-name="Table1.A2" office:value-type="string">
            <text:p text:style-name="P24">nat(DNAT)</text:p>
          </table:table-cell>
          <table:table-cell table:style-name="Table1.A2" office:value-type="string">
            <text:p text:style-name="P24">Y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>Y</text:p>
          </table:table-cell>
          <table:table-cell table:style-name="Table1.F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(routing decision)</text:p>
          </table:table-cell>
          <table:table-cell table:style-name="Table1.A2" office:value-type="string">
            <text:p text:style-name="P24">Y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>Y</text:p>
          </table:table-cell>
          <table:table-cell table:style-name="Table1.F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filter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>Y</text:p>
          </table:table-cell>
          <table:table-cell table:style-name="Table1.A2" office:value-type="string">
            <text:p text:style-name="P24">Y</text:p>
          </table:table-cell>
          <table:table-cell table:style-name="Table1.A2" office:value-type="string">
            <text:p text:style-name="P24">Y</text:p>
          </table:table-cell>
          <table:table-cell table:style-name="Table1.F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security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>Y</text:p>
          </table:table-cell>
          <table:table-cell table:style-name="Table1.A2" office:value-type="string">
            <text:p text:style-name="P24">Y</text:p>
          </table:table-cell>
          <table:table-cell table:style-name="Table1.A2" office:value-type="string">
            <text:p text:style-name="P24">Y</text:p>
          </table:table-cell>
          <table:table-cell table:style-name="Table1.F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nat(SNAT)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>Y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F2" office:value-type="string">
            <text:p text:style-name="P24">Y</text:p>
          </table:table-cell>
        </table:table-row>
      </table:table>
      <text:p text:style-name="P2"><text:soft-page-break/></text:p>
      <text:list xml:id="list3653698557" text:style-name="L7">
        <text:list-item>
          <text:p text:style-name="P29">Incoming packets destined for the local system -&gt; Pre -&gt; Input</text:p>
        </text:list-item>
        <text:list-item>
          <text:p text:style-name="P29">Incoming packets destined for another host-&gt; Pre -&gt; Forward -&gt; Post</text:p>
        </text:list-item>
        <text:list-item>
          <text:p text:style-name="P29">Locally generated packet -&gt; Output -&gt; Post</text:p>
        </text:list-item>
      </text:list>
      <text:p text:style-name="P7"/>
      <text:p text:style-name="P16"/>
      <text:p text:style-name="P7"/>
      <text:p text:style-name="P7">Rules</text:p>
      <text:list xml:id="list3629624927" text:style-name="L8">
        <text:list-item>
          <text:p text:style-name="P30">user defined commands to manipulate the network traffic</text:p>
        </text:list-item>
        <text:list-item>
          <text:p text:style-name="P31">if rules dosent match the next rule in chain is examined</text:p>
        </text:list-item>
        <text:list-item>
          <text:p text:style-name="P31">if rules match then the next rule is specified by rules target value</text:p>
        </text:list-item>
      </text:list>
      <text:p text:style-name="P9"/>
      <text:p text:style-name="P9"><text:tab/></text:p>
      <text:p text:style-name="P8"><text:tab/><text:span text:style-name="T4">example : <text:s/>to block an ip</text:span></text:p>
      <text:p text:style-name="P8"><draw:custom-shape text:anchor-type="paragraph" draw:z-index="3" draw:name="Shape2" draw:style-name="gr2" draw:text-style-name="P38" svg:width="2.431cm" svg:height="0.77cm" svg:x="9.264cm" svg:y="0.407cm"><text:p/><draw:enhanced-geometry svg:viewBox="0 0 21600 21600" draw:type="rectangle" draw:enhanced-path="M 0 0 L 21600 0 21600 21600 0 21600 0 0 Z N"/></draw:custom-shape><text:tab/></text:p>
      <text:p text:style-name="P8"><draw:custom-shape text:anchor-type="paragraph" draw:z-index="2" draw:name="Shape2" draw:style-name="gr2" draw:text-style-name="P38" svg:width="2.431cm" svg:height="0.77cm" svg:x="6.671cm" svg:y="0.055cm"><text:p/><draw:enhanced-geometry svg:viewBox="0 0 21600 21600" draw:type="rectangle" draw:enhanced-path="M 0 0 L 21600 0 21600 21600 0 21600 0 0 Z N"/></draw:custom-shape><text:tab/><text:tab/><text:span text:style-name="T4">iptables <text:s/>-A <text:s/>INPUT <text:s/>-s ipaddress <text:s/>-j <text:s/>DROP</text:span></text:p>
      <text:p text:style-name="P8"><draw:line text:anchor-type="paragraph" draw:z-index="0" draw:name="Shape1" draw:style-name="gr1" draw:text-style-name="P37" svg:x1="7.514cm" svg:y1="0.256cm" svg:x2="6.743cm" svg:y2="1.194cm"><text:p/></draw:line><draw:line text:anchor-type="paragraph" draw:z-index="1" draw:name="Shape1" draw:style-name="gr1" draw:text-style-name="P37" svg:x1="9.968cm" svg:y1="0.041cm" svg:x2="12.252cm" svg:y2="1.075cm"><text:p/></draw:line><text:tab/></text:p>
      <text:p text:style-name="P8"/>
      <text:p text:style-name="P8"><text:tab/><text:tab/><text:tab/><text:tab/><text:span text:style-name="T4">matching component<text:tab/><text:tab/>target component</text:span></text:p>
      <text:p text:style-name="P8"/>
      <text:p text:style-name="P9"><text:tab/>-matching component</text:p>
      <text:p text:style-name="P9"><text:tab/><text:tab/>-diff condition available to define rules </text:p>
      <text:p text:style-name="P9"><text:tab/><text:tab/>-match by protocol type </text:p>
      <text:p text:style-name="P9"><text:tab/><text:tab/>-destination or source address </text:p>
      <text:p text:style-name="P9"><text:tab/><text:tab/>-destination or source port</text:p>
      <text:p text:style-name="P9"><text:tab/><text:tab/>-input or output interface</text:p>
      <text:p text:style-name="P9"><text:tab/><text:tab/>-headers etc</text:p>
      <text:p text:style-name="P9"><text:tab/><text:tab/>-can also be combined to create complex rule set </text:p>
      <text:p text:style-name="P9"><text:tab/><text:tab/></text:p>
      <text:p text:style-name="P9"><text:tab/>-target component</text:p>
      <text:p text:style-name="P9"><text:tab/><text:tab/>-action triggered <text:s/>when a packet meets a matching criteria</text:p>
      <text:p text:style-name="P9"><text:tab/><text:tab/>-<text:span text:style-name="T5">are of 2 types</text:span></text:p>
      <text:p text:style-name="P10"><text:tab/><text:tab/><text:tab/>-<text:span text:style-name="T5">terminating <text:s/>target which ends further traversal</text:span></text:p>
      <text:p text:style-name="P10"><text:tab/><text:tab/><text:tab/><text:tab/>-<text:span text:style-name="T5">Accept,drop,queue,reject,return </text:span></text:p>
      <text:p text:style-name="P10"><text:tab/><text:tab/><text:tab/>-<text:span text:style-name="T5">non terminating which performs actions and continue the chain</text:span></text:p>
      <text:p text:style-name="P10"><text:tab/><text:tab/>-<text:span text:style-name="T5">all actions are not available for every table and chain</text:span></text:p>
      <text:p text:style-name="P10"/>
      <text:p text:style-name="P10"><text:tab/><text:tab/><text:tab/><text:tab/></text:p>
      <text:p text:style-name="P17">commands</text:p>
      <text:p text:style-name="P11"/>
      <text:p text:style-name="P11">sudo iptables -L -n -v</text:p>
      <text:p text:style-name="P11">sudo iptables -t nat -L -n -v</text:p>
      <text:p text:style-name="P11"/>
      <text:p text:style-name="P12">syantax : </text:p>
      <text:p text:style-name="P12"/>
      <text:p text:style-name="P12">iptables -t[table] <text:s/>-options[chains] <text:s/>[matching component] <text:s/>[action component]</text:p>
      <text:p text:style-name="P12"/>
      <text:p text:style-name="P12"/>
      <text:p text:style-name="P1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7:42:25.917823623</meta:creation-date>
    <dc:date>2020-03-25T20:14:35.234972093</dc:date>
    <meta:editing-duration>PT17H26M23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7" meta:paragraph-count="132" meta:word-count="911" meta:character-count="5291" meta:non-whitespace-character-count="4436"/>
  </office:meta>
</office:document-meta>
</file>